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9000000299DA3DF8F0A567FD7.png" manifest:media-type="image/png"/>
  <manifest:file-entry manifest:full-path="Pictures/1000D8560000043D0000043DBDD59FA7121F811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2.222cm" fo:min-width="5.672cm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2.222cm" fo:min-width="7.072cm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35cm" svg:stroke-color="#111111" draw:marker-start-width="0.252cm" draw:marker-end="Arrow" draw:marker-end-width="0.352cm" draw:fill="none" draw:textarea-vertical-align="top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3.31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  <style:text-properties style:font-name="Roboto Medium" fo:font-size="10pt" style:font-size-asian="10pt" style:font-size-complex="10pt"/>
    </style:style>
    <style:style style:name="P6" style:family="paragraph">
      <loext:graphic-properties draw:fill="none"/>
      <style:paragraph-properties fo:margin-top="0cm" fo:margin-bottom="0cm"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Roboto Medium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811cm" svg:height="0.811cm" svg:x="1.3cm" svg:y="1.341cm">
          <draw:image xlink:href="Pictures/1000D8560000043D0000043DBDD59FA7121F8113.svg" xlink:type="simple" xlink:show="embed" xlink:actuate="onLoad">
            <text:p/>
          </draw:image>
          <draw:image xlink:href="Pictures/1000020100000029000000299DA3DF8F0A567FD7.png" xlink:type="simple" xlink:show="embed" xlink:actuate="onLoad"/>
        </draw:frame>
        <draw:custom-shape draw:style-name="gr2" draw:text-style-name="P3" xml:id="id1" draw:id="id1" draw:layer="layout" svg:width="6.2cm" svg:height="2.5cm" svg:x="1.4cm" svg:y="2.3cm">
          <text:p text:style-name="P2"><text:span text:style-name="T1">Id: 1234</text:span></text:p>
          <text:p text:style-name="P2"><text:span text:style-name="T1">Name: {pet, ete, ter, …}</text:span></text:p>
          <text:p text:style-name="P2"><text:span text:style-name="T1">Adresse: {dor, orf, rfs, …}</text:span></text:p>
          <text:p text:style-name="P2"><text:span text:style-name="T1">Geb.: {18, 19, 20, 4, 5, ...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3.8cm" svg:y="3cm">
          <text:p text:style-name="P4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4.3cm" svg:y="3cm">
          <text:p text:style-name="P4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4.8cm" svg:y="3cm">
          <text:p text:style-name="P4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5.3cm" svg:y="3cm">
          <text:p text:style-name="P4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5.8cm" svg:y="3cm">
          <text:p text:style-name="P4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6.3cm" svg:y="3cm">
          <text:p text:style-name="P4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6.8cm" svg:y="3cm">
          <text:p text:style-name="P4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7.3cm" svg:y="3cm">
          <text:p text:style-name="P4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7.8cm" svg:y="3cm">
          <text:p text:style-name="P4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8.3cm" svg:y="3cm">
          <text:p text:style-name="P4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" draw:id="id2" draw:layer="layout" svg:width="7.6cm" svg:height="2.5cm" svg:x="11.5cm" svg:y="2.3cm">
          <text:p text:style-name="P2"><text:span text:style-name="T1">Id: 1234</text:span></text:p>
          <text:p text:style-name="P2"><text:span text:style-name="T1">Name:</text:span></text:p>
          <text:p text:style-name="P2"><text:span text:style-name="T1">Adresse:</text:span></text:p>
          <text:p text:style-name="P2"><text:span text:style-name="T1">Geb.: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3.8cm" svg:y="3.55cm">
          <text:p text:style-name="P4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4.3cm" svg:y="3.55cm">
          <text:p text:style-name="P4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4.8cm" svg:y="3.55cm">
          <text:p text:style-name="P4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5.3cm" svg:y="3.55cm">
          <text:p text:style-name="P4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5.8cm" svg:y="3.55cm">
          <text:p text:style-name="P4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6.3cm" svg:y="3.55cm">
          <text:p text:style-name="P4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6.8cm" svg:y="3.55cm">
          <text:p text:style-name="P4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7.3cm" svg:y="3.55cm">
          <text:p text:style-name="P4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7.8cm" svg:y="3.55cm">
          <text:p text:style-name="P4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8.3cm" svg:y="3.55cm">
          <text:p text:style-name="P4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3.8cm" svg:y="4.1cm">
          <text:p text:style-name="P4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4.3cm" svg:y="4.1cm">
          <text:p text:style-name="P4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4.8cm" svg:y="4.1cm">
          <text:p text:style-name="P4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5.3cm" svg:y="4.1cm">
          <text:p text:style-name="P4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5.8cm" svg:y="4.1cm">
          <text:p text:style-name="P4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6.3cm" svg:y="4.1cm">
          <text:p text:style-name="P4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6.8cm" svg:y="4.1cm">
          <text:p text:style-name="P4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7.3cm" svg:y="4.1cm">
          <text:p text:style-name="P4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7.8cm" svg:y="4.1cm">
          <text:p text:style-name="P4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8.3cm" svg:y="4.1cm">
          <text:p text:style-name="P4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7.6cm" svg:y1="3.55cm" svg:x2="11.5cm" svg:y2="3.55cm" draw:start-shape="id1" draw:start-glue-point="1" draw:end-shape="id2" draw:end-glue-point="3" svg:d="M7600 3550h3900" svg:viewBox="0 0 3901 1">
          <text:p/>
        </draw:connector>
        <draw:frame draw:style-name="gr6" draw:text-style-name="P7" draw:layer="layout" svg:width="3.817cm" svg:height="0.798cm" svg:x="7.6cm" svg:y="2.7cm">
          <draw:text-box>
            <text:p><text:span text:style-name="T1">Transform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7T12:40:07.278433825</meta:creation-date>
    <dc:date>2017-07-30T18:59:51.361389146</dc:date>
    <meta:editing-duration>PT1H19M18S</meta:editing-duration>
    <meta:editing-cycles>12</meta:editing-cycles>
    <meta:generator>LibreOffice/5.3.4.2$Linux_X86_64 LibreOffice_project/30m0$Build-2</meta:generator>
    <meta:document-statistic meta:object-count="35"/>
  </office:meta>
</office:document-meta>
</file>